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15560a" officeooo:paragraph-rsid="0015560a"/>
    </style:style>
    <style:style style:name="P3" style:family="paragraph" style:parent-style-name="Text_20_body" style:list-style-name="L1">
      <style:text-properties officeooo:rsid="0016449a" officeooo:paragraph-rsid="0016449a"/>
    </style:style>
    <style:style style:name="P4" style:family="paragraph" style:parent-style-name="Text_20_body" style:list-style-name="L1">
      <style:text-properties fo:font-weight="bold" officeooo:rsid="001c8701" officeooo:paragraph-rsid="001c8701" style:font-weight-asian="bold" style:font-weight-complex="bold"/>
    </style:style>
    <style:style style:name="T1" style:family="text">
      <style:text-properties fo:font-variant="small-caps"/>
    </style:style>
    <style:style style:name="T2" style:family="text">
      <style:text-properties officeooo:rsid="00155eed"/>
    </style:style>
    <style:style style:name="T3" style:family="text">
      <style:text-properties officeooo:rsid="0019e585"/>
    </style:style>
    <style:style style:name="T4" style:family="text">
      <style:text-properties officeooo:rsid="001a222e"/>
    </style:style>
    <style:style style:name="T5" style:family="text">
      <style:text-properties officeooo:rsid="001b4840"/>
    </style:style>
    <style:style style:name="T6" style:family="text">
      <style:text-properties officeooo:rsid="001fe8fc"/>
    </style:style>
    <style:style style:name="T7" style:family="text">
      <style:text-properties officeooo:rsid="00216305"/>
    </style:style>
    <style:style style:name="T8" style:family="text">
      <style:text-properties officeooo:rsid="00274d5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viticus 1:1-17</text:h>
      <text:h text:style-name="Heading_20_2" text:outline-level="2"><text:bookmark text:name="en-GNT-27031"/>Sacrifices Burned Whole</text:h>
      <text:list xml:id="list3186023928" text:style-name="L1">
        <text:list-item>
          <text:p text:style-name="P1">The <text:span text:style-name="T1">Lord</text:span> called to Moses from the Tent of the <text:span text:style-name="T1">Lord</text:span>'s presence and gave him the following rules for the Israelites to observe when they offer their sacrifices. When you offer an animal sacrifice, it may be one of your cattle or one of your sheep or goats. If you are offering one of your cattle as a burnt offering, you must bring a bull without any defects. You must present it at the entrance of the Tent of the <text:span text:style-name="T1">Lord</text:span>'s presence so that the <text:span text:style-name="T1">Lord</text:span> will accept you. You shall put your hand on its head, and it will be accepted as a sacrifice to take away your sins. You shall kill the bull there, and the Aaronite priests shall present the blood to the <text:span text:style-name="T1">Lord</text:span> and then throw it against all four sides of the altar located at the entrance of the Tent. Then you shall skin the animal and cut it up, and the priests shall arrange firewood on the altar and light it. They shall put on the fire the pieces of the animal, including the head and the fat. You must wash the internal organs and the hind legs, and the officiating priest will burn the whole sacrifice on the altar. The odor of this food offering is pleasing to the <text:span text:style-name="T1">Lord</text:span>.<text:bookmark text:name="en-GNT-2712"/> If you are offering one of your sheep or goats, it must be a male without any defects.<text:bookmark text:name="en-GNT-2713"/> You shall kill it on the north side of the altar, and the priests shall throw its blood on all four sides of the altar. <text:bookmark text:name="en-GNT-2714"/>After you cut it up, the officiating priest shall put on the fire all the parts, including the head and the fat. <text:bookmark text:name="en-GNT-2715"/>You must wash the internal organs and the hind legs, and the priest will present the sacrifice to the <text:span text:style-name="T1">Lord</text:span> and burn all of it on the altar. The odor of this food offering is pleasing to the <text:span text:style-name="T1">Lord</text:span>.<text:bookmark text:name="en-GNT-2716"/> If you are offering a bird as a burnt offering, it must be a dove or a pigeon. <text:bookmark text:name="en-GNT-2717"/>The priest shall present it at the altar, wring its neck, and burn its head on the altar. Its blood shall be drained out against the side of the altar. <text:bookmark text:name="en-GNT-2718"/>He shall remove the crop and its contents and throw them away on the east side of the altar where the ashes are put. <text:bookmark text:name="en-GNT-2719"/>He shall take hold of its wings and tear its body open, without tearing the wings off, and then burn it whole on the altar. The odor of this food offering is pleasing to the <text:span text:style-name="T1">Lord</text:span>.</text:p>
        </text:list-item>
        <text:list-item>
          <text:p text:style-name="P2"><text:bookmark text:name="en-GNT-2703"/>In this passage we see instructions given to Moses on how to sacrifice and what to sacrifice. This sacrifice was for cleansing of the sins of the people of Isreal. <text:span text:style-name="T2">The coming of Jesus Christ has changed all that, we nolonger sacrifice animal</text:span><text:span text:style-name="T6">s</text:span><text:span text:style-name="T2">, the blood of Jesus cleanses us and all we’ve to do is have faith in the </text:span><text:span text:style-name="T8">Jesus Christ</text:span><text:span text:style-name="T2"> </text:span><text:span text:style-name="T7">and live accordingly to what God expects of us</text:span><text:span text:style-name="T2">.</text:span></text:p>
        </text:list-item>
        <text:list-item>
          <text:p text:style-name="P3">We learn a lot about God, there is a certain way of doing things that pleases the Lord and we’ve to do just that. We all know what pleases the Lord, it’s in his word and we should do that accordingly to how it was instructed. <text:span text:style-name="T3">The Lord wants the best from us, these people were required to sacrifice the blameless of the animals. </text:span><text:span text:style-name="T4">When we give to the Lord we should take what is blameless and the best. </text:span><text:span text:style-name="T5">God also sacrificed his son who was the best and blameless.</text:span></text:p>
        </text:list-item>
        <text:list-item>
          <text:p text:style-name="P4">Any additions are accepted</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1T07:32:28.038072583</meta:creation-date>
    <dc:date>2022-03-01T07:49:21.270621866</dc:date>
    <meta:editing-duration>PT16M46S</meta:editing-duration>
    <meta:editing-cycles>14</meta:editing-cycles>
    <meta:generator>LibreOffice/6.4.7.2$Linux_X86_64 LibreOffice_project/40$Build-2</meta:generator>
    <meta:document-statistic meta:table-count="0" meta:image-count="0" meta:object-count="0" meta:page-count="1" meta:paragraph-count="6" meta:word-count="602" meta:character-count="3071" meta:non-whitespace-character-count="2479"/>
  </office:meta>
</office:document-meta>
</file>